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48" office:value-type="string" calcext:value-type="string" table:number-columns-spanned="6" table:number-rows-spanned="1">
              <text:p><text:s text:c="5"/>中 華 民 國 98 年 3 月份</text:p>
            </table:table-cell>
            <table:covered-table-cell table:number-columns-repeated="5" table:style-name="ce49"/>
            <table:table-cell table:style-name="ce33" table:number-columns-repeated="8"/>
            <table:table-cell table:style-name="ce61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4"/>
            <table:table-cell table:style-name="ce50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4"/>
            <table:covered-table-cell table:style-name="ce54"/>
            <table:table-cell table:style-name="ce62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6"/>
            <table:covered-table-cell table:style-name="ce47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6"/>
            <table:covered-table-cell table:style-name="ce51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3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3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4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10213" calcext:value-type="float">
            <text:p>110,213</text:p>
          </table:table-cell>
          <table:table-cell table:style-name="ce38" office:value-type="float" office:value="4677" calcext:value-type="float">
            <text:p>4,677</text:p>
          </table:table-cell>
          <table:table-cell table:style-name="ce38" office:value-type="float" office:value="7584" calcext:value-type="float">
            <text:p>7,584</text:p>
          </table:table-cell>
          <table:table-cell table:style-name="ce38" office:value-type="float" office:value="3907" calcext:value-type="float">
            <text:p>3,907</text:p>
          </table:table-cell>
          <table:table-cell table:style-name="ce38" office:value-type="float" office:value="10715" calcext:value-type="float">
            <text:p>10,715</text:p>
          </table:table-cell>
          <table:table-cell table:style-name="ce38" office:value-type="float" office:value="264" calcext:value-type="float">
            <text:p>26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354" calcext:value-type="float">
            <text:p>34,354</text:p>
          </table:table-cell>
          <table:table-cell table:style-name="ce38" office:value-type="float" office:value="45639" calcext:value-type="float">
            <text:p>45,639</text:p>
          </table:table-cell>
          <table:table-cell table:style-name="ce38" office:value-type="float" office:value="3065" calcext:value-type="float">
            <text:p>3,06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09208" calcext:value-type="float">
            <text:p>109,208</text:p>
          </table:table-cell>
          <table:table-cell table:style-name="ce38" office:value-type="float" office:value="6664" calcext:value-type="float">
            <text:p>6,664</text:p>
          </table:table-cell>
          <table:table-cell table:style-name="ce38" office:value-type="float" office:value="6532" calcext:value-type="float">
            <text:p>6,532</text:p>
          </table:table-cell>
          <table:table-cell table:style-name="ce38" office:value-type="float" office:value="3841" calcext:value-type="float">
            <text:p>3,841</text:p>
          </table:table-cell>
          <table:table-cell table:style-name="ce38" office:value-type="float" office:value="11223" calcext:value-type="float">
            <text:p>11,223</text:p>
          </table:table-cell>
          <table:table-cell table:style-name="ce38" office:value-type="float" office:value="873" calcext:value-type="float">
            <text:p>8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348" calcext:value-type="float">
            <text:p>34,348</text:p>
          </table:table-cell>
          <table:table-cell table:style-name="ce38" office:value-type="float" office:value="45643" calcext:value-type="float">
            <text:p>45,643</text:p>
          </table:table-cell>
          <table:table-cell table:style-name="ce38" office:value-type="float" office:value="46" calcext:value-type="float">
            <text:p>46</text:p>
          </table:table-cell>
          <table:table-cell table:style-name="ce55" office:value-type="float" office:value="38" calcext:value-type="float">
            <text:p>38</text:p>
          </table:table-cell>
          <table:table-cell table:style-name="ce65" office:value-type="float" office:value="1005" calcext:value-type="float">
            <text:p>1,005</text:p>
          </table:table-cell>
          <table:table-cell table:style-name="ce76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9768" calcext:value-type="float">
            <text:p>49,768</text:p>
          </table:table-cell>
          <table:table-cell table:style-name="ce39" office:value-type="float" office:value="2203" calcext:value-type="float">
            <text:p>2,203</text:p>
          </table:table-cell>
          <table:table-cell table:style-name="ce39" office:value-type="float" office:value="3628" calcext:value-type="float">
            <text:p>3,628</text:p>
          </table:table-cell>
          <table:table-cell table:style-name="ce39" office:value-type="float" office:value="1820" calcext:value-type="float">
            <text:p>1,820</text:p>
          </table:table-cell>
          <table:table-cell table:style-name="ce39" office:value-type="float" office:value="4913" calcext:value-type="float">
            <text:p>4,913</text:p>
          </table:table-cell>
          <table:table-cell table:style-name="ce39" office:value-type="float" office:value="183" calcext:value-type="float">
            <text:p>1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784" calcext:value-type="float">
            <text:p>15,784</text:p>
          </table:table-cell>
          <table:table-cell table:style-name="ce39" office:value-type="float" office:value="20762" calcext:value-type="float">
            <text:p>20,762</text:p>
          </table:table-cell>
          <table:table-cell table:style-name="ce39" office:value-type="float" office:value="471" calcext:value-type="float">
            <text:p>47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0179" calcext:value-type="float">
            <text:p>50,179</text:p>
          </table:table-cell>
          <table:table-cell table:style-name="ce39" office:value-type="float" office:value="3043" calcext:value-type="float">
            <text:p>3,043</text:p>
          </table:table-cell>
          <table:table-cell table:style-name="ce39" office:value-type="float" office:value="3026" calcext:value-type="float">
            <text:p>3,026</text:p>
          </table:table-cell>
          <table:table-cell table:style-name="ce39" office:value-type="float" office:value="1733" calcext:value-type="float">
            <text:p>1,733</text:p>
          </table:table-cell>
          <table:table-cell table:style-name="ce39" office:value-type="float" office:value="5362" calcext:value-type="float">
            <text:p>5,362</text:p>
          </table:table-cell>
          <table:table-cell table:style-name="ce39" office:value-type="float" office:value="422" calcext:value-type="float">
            <text:p>42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778" calcext:value-type="float">
            <text:p>15,778</text:p>
          </table:table-cell>
          <table:table-cell table:style-name="ce39" office:value-type="float" office:value="20763" calcext:value-type="float">
            <text:p>20,763</text:p>
          </table:table-cell>
          <table:table-cell table:style-name="ce39" office:value-type="float" office:value="24" calcext:value-type="float">
            <text:p>24</text:p>
          </table:table-cell>
          <table:table-cell table:style-name="ce56" office:value-type="float" office:value="28" calcext:value-type="float">
            <text:p>28</text:p>
          </table:table-cell>
          <table:table-cell table:style-name="ce66" office:value-type="float" office:value="-411" calcext:value-type="float">
            <text:p><text:s text:c="7"/>－411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60445" calcext:value-type="float">
            <text:p>60,445</text:p>
          </table:table-cell>
          <table:table-cell table:style-name="ce40" office:value-type="float" office:value="2474" calcext:value-type="float">
            <text:p>2,474</text:p>
          </table:table-cell>
          <table:table-cell table:style-name="ce40" office:value-type="float" office:value="3956" calcext:value-type="float">
            <text:p>3,956</text:p>
          </table:table-cell>
          <table:table-cell table:style-name="ce40" office:value-type="float" office:value="2087" calcext:value-type="float">
            <text:p>2,087</text:p>
          </table:table-cell>
          <table:table-cell table:style-name="ce40" office:value-type="float" office:value="5802" calcext:value-type="float">
            <text:p>5,802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70" calcext:value-type="float">
            <text:p>18,570</text:p>
          </table:table-cell>
          <table:table-cell table:style-name="ce40" office:value-type="float" office:value="24877" calcext:value-type="float">
            <text:p>24,877</text:p>
          </table:table-cell>
          <table:table-cell table:style-name="ce40" office:value-type="float" office:value="2594" calcext:value-type="float">
            <text:p>2,59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9029" calcext:value-type="float">
            <text:p>59,029</text:p>
          </table:table-cell>
          <table:table-cell table:style-name="ce40" office:value-type="float" office:value="3621" calcext:value-type="float">
            <text:p>3,621</text:p>
          </table:table-cell>
          <table:table-cell table:style-name="ce40" office:value-type="float" office:value="3506" calcext:value-type="float">
            <text:p>3,506</text:p>
          </table:table-cell>
          <table:table-cell table:style-name="ce40" office:value-type="float" office:value="2108" calcext:value-type="float">
            <text:p>2,108</text:p>
          </table:table-cell>
          <table:table-cell table:style-name="ce40" office:value-type="float" office:value="5861" calcext:value-type="float">
            <text:p>5,861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70" calcext:value-type="float">
            <text:p>18,570</text:p>
          </table:table-cell>
          <table:table-cell table:style-name="ce40" office:value-type="float" office:value="24880" calcext:value-type="float">
            <text:p>24,880</text:p>
          </table:table-cell>
          <table:table-cell table:style-name="ce40" office:value-type="float" office:value="22" calcext:value-type="float">
            <text:p>22</text:p>
          </table:table-cell>
          <table:table-cell table:style-name="ce57" office:value-type="float" office:value="10" calcext:value-type="float">
            <text:p>10</text:p>
          </table:table-cell>
          <table:table-cell table:style-name="ce67" office:value-type="float" office:value="1416" calcext:value-type="float">
            <text:p>1,416</text:p>
          </table:table-cell>
          <table:table-cell table:style-name="ce76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109148" calcext:value-type="float">
            <text:p>109,148</text:p>
          </table:table-cell>
          <table:table-cell table:style-name="ce38" office:value-type="float" office:value="4667" calcext:value-type="float">
            <text:p>4,667</text:p>
          </table:table-cell>
          <table:table-cell table:style-name="ce38" office:value-type="float" office:value="7505" calcext:value-type="float">
            <text:p>7,505</text:p>
          </table:table-cell>
          <table:table-cell table:style-name="ce38" office:value-type="float" office:value="3860" calcext:value-type="float">
            <text:p>3,860</text:p>
          </table:table-cell>
          <table:table-cell table:style-name="ce38" office:value-type="float" office:value="9969" calcext:value-type="float">
            <text:p>9,969</text:p>
          </table:table-cell>
          <table:table-cell table:style-name="ce38" office:value-type="float" office:value="264" calcext:value-type="float">
            <text:p>26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352" calcext:value-type="float">
            <text:p>34,352</text:p>
          </table:table-cell>
          <table:table-cell table:style-name="ce38" office:value-type="float" office:value="45462" calcext:value-type="float">
            <text:p>45,462</text:p>
          </table:table-cell>
          <table:table-cell table:style-name="ce38" office:value-type="float" office:value="3061" calcext:value-type="float">
            <text:p>3,06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08755" calcext:value-type="float">
            <text:p>108,755</text:p>
          </table:table-cell>
          <table:table-cell table:style-name="ce38" office:value-type="float" office:value="6654" calcext:value-type="float">
            <text:p>6,654</text:p>
          </table:table-cell>
          <table:table-cell table:style-name="ce38" office:value-type="float" office:value="6501" calcext:value-type="float">
            <text:p>6,501</text:p>
          </table:table-cell>
          <table:table-cell table:style-name="ce38" office:value-type="float" office:value="3828" calcext:value-type="float">
            <text:p>3,828</text:p>
          </table:table-cell>
          <table:table-cell table:style-name="ce38" office:value-type="float" office:value="11003" calcext:value-type="float">
            <text:p>11,003</text:p>
          </table:table-cell>
          <table:table-cell table:style-name="ce38" office:value-type="float" office:value="873" calcext:value-type="float">
            <text:p>8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346" calcext:value-type="float">
            <text:p>34,346</text:p>
          </table:table-cell>
          <table:table-cell table:style-name="ce38" office:value-type="float" office:value="45466" calcext:value-type="float">
            <text:p>45,466</text:p>
          </table:table-cell>
          <table:table-cell table:style-name="ce38" office:value-type="float" office:value="46" calcext:value-type="float">
            <text:p>46</text:p>
          </table:table-cell>
          <table:table-cell table:style-name="ce55" office:value-type="float" office:value="38" calcext:value-type="float">
            <text:p>38</text:p>
          </table:table-cell>
          <table:table-cell table:style-name="ce68" office:value-type="float" office:value="393" calcext:value-type="float">
            <text:p>393</text:p>
          </table:table-cell>
          <table:table-cell table:style-name="ce76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9233" calcext:value-type="float">
            <text:p>49,233</text:p>
          </table:table-cell>
          <table:table-cell table:style-name="ce39" office:value-type="float" office:value="2198" calcext:value-type="float">
            <text:p>2,198</text:p>
          </table:table-cell>
          <table:table-cell table:style-name="ce39" office:value-type="float" office:value="3588" calcext:value-type="float">
            <text:p>3,588</text:p>
          </table:table-cell>
          <table:table-cell table:style-name="ce39" office:value-type="float" office:value="1792" calcext:value-type="float">
            <text:p>1,792</text:p>
          </table:table-cell>
          <table:table-cell table:style-name="ce39" office:value-type="float" office:value="4559" calcext:value-type="float">
            <text:p>4,559</text:p>
          </table:table-cell>
          <table:table-cell table:style-name="ce39" office:value-type="float" office:value="183" calcext:value-type="float">
            <text:p>1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782" calcext:value-type="float">
            <text:p>15,782</text:p>
          </table:table-cell>
          <table:table-cell table:style-name="ce39" office:value-type="float" office:value="20658" calcext:value-type="float">
            <text:p>20,658</text:p>
          </table:table-cell>
          <table:table-cell table:style-name="ce39" office:value-type="float" office:value="469" calcext:value-type="float">
            <text:p>46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9884" calcext:value-type="float">
            <text:p>49,884</text:p>
          </table:table-cell>
          <table:table-cell table:style-name="ce39" office:value-type="float" office:value="3037" calcext:value-type="float">
            <text:p>3,037</text:p>
          </table:table-cell>
          <table:table-cell table:style-name="ce39" office:value-type="float" office:value="3008" calcext:value-type="float">
            <text:p>3,008</text:p>
          </table:table-cell>
          <table:table-cell table:style-name="ce39" office:value-type="float" office:value="1724" calcext:value-type="float">
            <text:p>1,724</text:p>
          </table:table-cell>
          <table:table-cell table:style-name="ce39" office:value-type="float" office:value="5206" calcext:value-type="float">
            <text:p>5,206</text:p>
          </table:table-cell>
          <table:table-cell table:style-name="ce39" office:value-type="float" office:value="422" calcext:value-type="float">
            <text:p>42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776" calcext:value-type="float">
            <text:p>15,776</text:p>
          </table:table-cell>
          <table:table-cell table:style-name="ce39" office:value-type="float" office:value="20659" calcext:value-type="float">
            <text:p>20,659</text:p>
          </table:table-cell>
          <table:table-cell table:style-name="ce39" office:value-type="float" office:value="24" calcext:value-type="float">
            <text:p>24</text:p>
          </table:table-cell>
          <table:table-cell table:style-name="ce56" office:value-type="float" office:value="28" calcext:value-type="float">
            <text:p>28</text:p>
          </table:table-cell>
          <table:table-cell table:style-name="ce69" office:value-type="float" office:value="-651" calcext:value-type="float">
            <text:p><text:s text:c="7"/>－651</text:p>
          </table:table-cell>
          <table:table-cell table:style-name="ce76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59915" calcext:value-type="float">
            <text:p>59,915</text:p>
          </table:table-cell>
          <table:table-cell table:style-name="ce40" office:value-type="float" office:value="2469" calcext:value-type="float">
            <text:p>2,469</text:p>
          </table:table-cell>
          <table:table-cell table:style-name="ce40" office:value-type="float" office:value="3917" calcext:value-type="float">
            <text:p>3,917</text:p>
          </table:table-cell>
          <table:table-cell table:style-name="ce40" office:value-type="float" office:value="2068" calcext:value-type="float">
            <text:p>2,068</text:p>
          </table:table-cell>
          <table:table-cell table:style-name="ce40" office:value-type="float" office:value="5410" calcext:value-type="float">
            <text:p>5,410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70" calcext:value-type="float">
            <text:p>18,570</text:p>
          </table:table-cell>
          <table:table-cell table:style-name="ce40" office:value-type="float" office:value="24804" calcext:value-type="float">
            <text:p>24,804</text:p>
          </table:table-cell>
          <table:table-cell table:style-name="ce40" office:value-type="float" office:value="2592" calcext:value-type="float">
            <text:p>2,59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8871" calcext:value-type="float">
            <text:p>58,871</text:p>
          </table:table-cell>
          <table:table-cell table:style-name="ce40" office:value-type="float" office:value="3617" calcext:value-type="float">
            <text:p>3,617</text:p>
          </table:table-cell>
          <table:table-cell table:style-name="ce40" office:value-type="float" office:value="3493" calcext:value-type="float">
            <text:p>3,493</text:p>
          </table:table-cell>
          <table:table-cell table:style-name="ce40" office:value-type="float" office:value="2104" calcext:value-type="float">
            <text:p>2,104</text:p>
          </table:table-cell>
          <table:table-cell table:style-name="ce40" office:value-type="float" office:value="5797" calcext:value-type="float">
            <text:p>5,797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70" calcext:value-type="float">
            <text:p>18,570</text:p>
          </table:table-cell>
          <table:table-cell table:style-name="ce40" office:value-type="float" office:value="24807" calcext:value-type="float">
            <text:p>24,807</text:p>
          </table:table-cell>
          <table:table-cell table:style-name="ce40" office:value-type="float" office:value="22" calcext:value-type="float">
            <text:p>22</text:p>
          </table:table-cell>
          <table:table-cell table:style-name="ce57" office:value-type="float" office:value="10" calcext:value-type="float">
            <text:p>10</text:p>
          </table:table-cell>
          <table:table-cell table:style-name="ce70" office:value-type="float" office:value="1044" calcext:value-type="float">
            <text:p>1,044</text:p>
          </table:table-cell>
          <table:table-cell table:style-name="ce76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86826" calcext:value-type="float">
            <text:p>86,826</text:p>
          </table:table-cell>
          <table:table-cell table:style-name="ce38" office:value-type="float" office:value="2662" calcext:value-type="float">
            <text:p>2,662</text:p>
          </table:table-cell>
          <table:table-cell table:style-name="ce38" office:value-type="float" office:value="7348" calcext:value-type="float">
            <text:p>7,348</text:p>
          </table:table-cell>
          <table:table-cell table:style-name="ce38" office:value-type="float" office:value="3657" calcext:value-type="float">
            <text:p>3,65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352" calcext:value-type="float">
            <text:p>34,352</text:p>
          </table:table-cell>
          <table:table-cell table:style-name="ce38" office:value-type="float" office:value="36085" calcext:value-type="float">
            <text:p>36,085</text:p>
          </table:table-cell>
          <table:table-cell table:style-name="ce38" office:value-type="float" office:value="2494" calcext:value-type="float">
            <text:p>2,49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85226" calcext:value-type="float">
            <text:p>85,226</text:p>
          </table:table-cell>
          <table:table-cell table:style-name="ce38" office:value-type="float" office:value="4012" calcext:value-type="float">
            <text:p>4,012</text:p>
          </table:table-cell>
          <table:table-cell table:style-name="ce38" office:value-type="float" office:value="6298" calcext:value-type="float">
            <text:p>6,298</text:p>
          </table:table-cell>
          <table:table-cell table:style-name="ce38" office:value-type="float" office:value="3671" calcext:value-type="float">
            <text:p>3,67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46" calcext:value-type="float">
            <text:p>74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346" calcext:value-type="float">
            <text:p>34,346</text:p>
          </table:table-cell>
          <table:table-cell table:style-name="ce38" office:value-type="float" office:value="36089" calcext:value-type="float">
            <text:p>36,089</text:p>
          </table:table-cell>
          <table:table-cell table:style-name="ce38" office:value-type="float" office:value="28" calcext:value-type="float">
            <text:p>28</text:p>
          </table:table-cell>
          <table:table-cell table:style-name="ce55" office:value-type="float" office:value="36" calcext:value-type="float">
            <text:p>36</text:p>
          </table:table-cell>
          <table:table-cell table:style-name="ce68" office:value-type="float" office:value="1600" calcext:value-type="float">
            <text:p>1,600</text:p>
          </table:table-cell>
          <table:table-cell table:style-name="ce76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9032" calcext:value-type="float">
            <text:p>39,032</text:p>
          </table:table-cell>
          <table:table-cell table:style-name="ce39" office:value-type="float" office:value="1251" calcext:value-type="float">
            <text:p>1,251</text:p>
          </table:table-cell>
          <table:table-cell table:style-name="ce39" office:value-type="float" office:value="3509" calcext:value-type="float">
            <text:p>3,509</text:p>
          </table:table-cell>
          <table:table-cell table:style-name="ce39" office:value-type="float" office:value="1698" calcext:value-type="float">
            <text:p>1,69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782" calcext:value-type="float">
            <text:p>15,782</text:p>
          </table:table-cell>
          <table:table-cell table:style-name="ce39" office:value-type="float" office:value="16313" calcext:value-type="float">
            <text:p>16,313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8895" calcext:value-type="float">
            <text:p>38,895</text:p>
          </table:table-cell>
          <table:table-cell table:style-name="ce39" office:value-type="float" office:value="1851" calcext:value-type="float">
            <text:p>1,851</text:p>
          </table:table-cell>
          <table:table-cell table:style-name="ce39" office:value-type="float" office:value="2914" calcext:value-type="float">
            <text:p>2,914</text:p>
          </table:table-cell>
          <table:table-cell table:style-name="ce39" office:value-type="float" office:value="1645" calcext:value-type="float">
            <text:p>1,64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776" calcext:value-type="float">
            <text:p>15,776</text:p>
          </table:table-cell>
          <table:table-cell table:style-name="ce39" office:value-type="float" office:value="16314" calcext:value-type="float">
            <text:p>16,314</text:p>
          </table:table-cell>
          <table:table-cell table:style-name="ce39" office:value-type="float" office:value="13" calcext:value-type="float">
            <text:p>13</text:p>
          </table:table-cell>
          <table:table-cell table:style-name="ce56" office:value-type="float" office:value="28" calcext:value-type="float">
            <text:p>28</text:p>
          </table:table-cell>
          <table:table-cell table:style-name="ce69" office:value-type="float" office:value="137" calcext:value-type="float">
            <text:p>137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7794" calcext:value-type="float">
            <text:p>47,794</text:p>
          </table:table-cell>
          <table:table-cell table:style-name="ce40" office:value-type="float" office:value="1411" calcext:value-type="float">
            <text:p>1,411</text:p>
          </table:table-cell>
          <table:table-cell table:style-name="ce40" office:value-type="float" office:value="3839" calcext:value-type="float">
            <text:p>3,839</text:p>
          </table:table-cell>
          <table:table-cell table:style-name="ce40" office:value-type="float" office:value="1959" calcext:value-type="float">
            <text:p>1,95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70" calcext:value-type="float">
            <text:p>18,570</text:p>
          </table:table-cell>
          <table:table-cell table:style-name="ce40" office:value-type="float" office:value="19772" calcext:value-type="float">
            <text:p>19,772</text:p>
          </table:table-cell>
          <table:table-cell table:style-name="ce40" office:value-type="float" office:value="2175" calcext:value-type="float">
            <text:p>2,17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46331" calcext:value-type="float">
            <text:p>46,331</text:p>
          </table:table-cell>
          <table:table-cell table:style-name="ce40" office:value-type="float" office:value="2161" calcext:value-type="float">
            <text:p>2,161</text:p>
          </table:table-cell>
          <table:table-cell table:style-name="ce40" office:value-type="float" office:value="3384" calcext:value-type="float">
            <text:p>3,384</text:p>
          </table:table-cell>
          <table:table-cell table:style-name="ce40" office:value-type="float" office:value="2026" calcext:value-type="float">
            <text:p>2,0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70" calcext:value-type="float">
            <text:p>18,570</text:p>
          </table:table-cell>
          <table:table-cell table:style-name="ce40" office:value-type="float" office:value="19775" calcext:value-type="float">
            <text:p>19,775</text:p>
          </table:table-cell>
          <table:table-cell table:style-name="ce40" office:value-type="float" office:value="15" calcext:value-type="float">
            <text:p>15</text:p>
          </table:table-cell>
          <table:table-cell table:style-name="ce57" office:value-type="float" office:value="8" calcext:value-type="float">
            <text:p>8</text:p>
          </table:table-cell>
          <table:table-cell table:style-name="ce70" office:value-type="float" office:value="1463" calcext:value-type="float">
            <text:p>1,463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469" calcext:value-type="float">
            <text:p>19,469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4933" calcext:value-type="float">
            <text:p>4,933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99" calcext:value-type="float">
            <text:p>5,199</text:p>
          </table:table-cell>
          <table:table-cell table:style-name="ce41" office:value-type="float" office:value="7457" calcext:value-type="float">
            <text:p>7,457</text:p>
          </table:table-cell>
          <table:table-cell table:style-name="ce41" office:value-type="float" office:value="516" calcext:value-type="float">
            <text:p>51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7937" calcext:value-type="float">
            <text:p>17,937</text:p>
          </table:table-cell>
          <table:table-cell table:style-name="ce41" office:value-type="float" office:value="1386" calcext:value-type="float">
            <text:p>1,386</text:p>
          </table:table-cell>
          <table:table-cell table:style-name="ce41" office:value-type="float" office:value="3816" calcext:value-type="float">
            <text:p>3,816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4" calcext:value-type="float">
            <text:p>2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36" calcext:value-type="float">
            <text:p>4,736</text:p>
          </table:table-cell>
          <table:table-cell table:style-name="ce41" office:value-type="float" office:value="7460" calcext:value-type="float">
            <text:p>7,460</text:p>
          </table:table-cell>
          <table:table-cell table:style-name="ce41" office:value-type="float" office:value="22" calcext:value-type="float">
            <text:p>22</text:p>
          </table:table-cell>
          <table:table-cell table:style-name="ce58" office:value-type="float" office:value="18" calcext:value-type="float">
            <text:p>18</text:p>
          </table:table-cell>
          <table:table-cell table:style-name="ce71" office:value-type="float" office:value="1532" calcext:value-type="float">
            <text:p>1,532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991" calcext:value-type="float">
            <text:p>8,991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2363" calcext:value-type="float">
            <text:p>2,363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75" calcext:value-type="float">
            <text:p>2,475</text:p>
          </table:table-cell>
          <table:table-cell table:style-name="ce42" office:value-type="float" office:value="3376" calcext:value-type="float">
            <text:p>3,376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261" calcext:value-type="float">
            <text:p>8,261</text:p>
          </table:table-cell>
          <table:table-cell table:style-name="ce42" office:value-type="float" office:value="611" calcext:value-type="float">
            <text:p>611</text:p>
          </table:table-cell>
          <table:table-cell table:style-name="ce42" office:value-type="float" office:value="1756" calcext:value-type="float">
            <text:p>1,756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54" calcext:value-type="float">
            <text:p>2,254</text:p>
          </table:table-cell>
          <table:table-cell table:style-name="ce42" office:value-type="float" office:value="3378" calcext:value-type="float">
            <text:p>3,378</text:p>
          </table:table-cell>
          <table:table-cell table:style-name="ce42" office:value-type="float" office:value="13" calcext:value-type="float">
            <text:p>13</text:p>
          </table:table-cell>
          <table:table-cell table:style-name="ce59" office:value-type="float" office:value="12" calcext:value-type="float">
            <text:p>12</text:p>
          </table:table-cell>
          <table:table-cell table:style-name="ce72" office:value-type="float" office:value="730" calcext:value-type="float">
            <text:p>730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478" calcext:value-type="float">
            <text:p>10,478</text:p>
          </table:table-cell>
          <table:table-cell table:style-name="ce43" office:value-type="float" office:value="507" calcext:value-type="float">
            <text:p>507</text:p>
          </table:table-cell>
          <table:table-cell table:style-name="ce43" office:value-type="float" office:value="2570" calcext:value-type="float">
            <text:p>2,570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24" calcext:value-type="float">
            <text:p>2,724</text:p>
          </table:table-cell>
          <table:table-cell table:style-name="ce43" office:value-type="float" office:value="4081" calcext:value-type="float">
            <text:p>4,081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676" calcext:value-type="float">
            <text:p>9,676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2060" calcext:value-type="float">
            <text:p>2,060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82" calcext:value-type="float">
            <text:p>2,482</text:p>
          </table:table-cell>
          <table:table-cell table:style-name="ce43" office:value-type="float" office:value="4082" calcext:value-type="float">
            <text:p>4,082</text:p>
          </table:table-cell>
          <table:table-cell table:style-name="ce43" office:value-type="float" office:value="9" calcext:value-type="float">
            <text:p>9</text:p>
          </table:table-cell>
          <table:table-cell table:style-name="ce60" office:value-type="float" office:value="6" calcext:value-type="float">
            <text:p>6</text:p>
          </table:table-cell>
          <table:table-cell table:style-name="ce73" office:value-type="float" office:value="802" calcext:value-type="float">
            <text:p>802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03" calcext:value-type="float">
            <text:p>2,20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8" calcext:value-type="float">
            <text:p>668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52" calcext:value-type="float">
            <text:p>2,152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9" calcext:value-type="float">
            <text:p>649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51" calcext:value-type="float">
            <text:p>51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87" calcext:value-type="float">
            <text:p>98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552" calcext:value-type="float">
            <text:p>55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1" calcext:value-type="float">
            <text:p>99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552" calcext:value-type="float">
            <text:p>55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-4" calcext:value-type="float">
            <text:p><text:s text:c="7"/>－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16" calcext:value-type="float">
            <text:p>1,2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721" calcext:value-type="float">
            <text:p>72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1" calcext:value-type="float">
            <text:p>1,16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721" calcext:value-type="float">
            <text:p>721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55" calcext:value-type="float">
            <text:p>55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207" calcext:value-type="float">
            <text:p>9,207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24" calcext:value-type="float">
            <text:p>624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82" calcext:value-type="float">
            <text:p>3,482</text:p>
          </table:table-cell>
          <table:table-cell table:style-name="ce41" office:value-type="float" office:value="4344" calcext:value-type="float">
            <text:p>4,344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70" calcext:value-type="float">
            <text:p>8,570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36" calcext:value-type="float">
            <text:p>2,936</text:p>
          </table:table-cell>
          <table:table-cell table:style-name="ce41" office:value-type="float" office:value="4344" calcext:value-type="float">
            <text:p>4,344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637" calcext:value-type="float">
            <text:p>637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209" calcext:value-type="float">
            <text:p>4,209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54" calcext:value-type="float">
            <text:p>1,654</text:p>
          </table:table-cell>
          <table:table-cell table:style-name="ce42" office:value-type="float" office:value="1973" calcext:value-type="float">
            <text:p>1,97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25" calcext:value-type="float">
            <text:p>3,925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5" calcext:value-type="float">
            <text:p>1,355</text:p>
          </table:table-cell>
          <table:table-cell table:style-name="ce42" office:value-type="float" office:value="1973" calcext:value-type="float">
            <text:p>1,97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284" calcext:value-type="float">
            <text:p>28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998" calcext:value-type="float">
            <text:p>4,998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28" calcext:value-type="float">
            <text:p>1,828</text:p>
          </table:table-cell>
          <table:table-cell table:style-name="ce43" office:value-type="float" office:value="2371" calcext:value-type="float">
            <text:p>2,371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45" calcext:value-type="float">
            <text:p>4,645</text:p>
          </table:table-cell>
          <table:table-cell table:style-name="ce43" office:value-type="float" office:value="239" calcext:value-type="float">
            <text:p>239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81" calcext:value-type="float">
            <text:p>1,581</text:p>
          </table:table-cell>
          <table:table-cell table:style-name="ce43" office:value-type="float" office:value="2371" calcext:value-type="float">
            <text:p>2,371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353" calcext:value-type="float">
            <text:p>353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439" calcext:value-type="float">
            <text:p>2,439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7" calcext:value-type="float">
            <text:p>1,327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52" calcext:value-type="float">
            <text:p>2,152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287" calcext:value-type="float">
            <text:p>287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93" calcext:value-type="float">
            <text:p>1,09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8" calcext:value-type="float">
            <text:p>95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135" calcext:value-type="float">
            <text:p>135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46" calcext:value-type="float">
            <text:p>1,34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5" calcext:value-type="float">
            <text:p>715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4" calcext:value-type="float">
            <text:p>1,19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1" calcext:value-type="float">
            <text:p>621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152" calcext:value-type="float">
            <text:p>152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986" calcext:value-type="float">
            <text:p>1,98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752" calcext:value-type="float">
            <text:p>752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03" calcext:value-type="float">
            <text:p>2,003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752" calcext:value-type="float">
            <text:p>75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-17" calcext:value-type="float">
            <text:p><text:s text:c="7"/>－17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25" calcext:value-type="float">
            <text:p>82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3" calcext:value-type="float">
            <text:p>443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9" calcext:value-type="float">
            <text:p>519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-85" calcext:value-type="float">
            <text:p><text:s text:c="7"/>－85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161" calcext:value-type="float">
            <text:p>1,16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3" calcext:value-type="float">
            <text:p>563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3" calcext:value-type="float">
            <text:p>1,09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7" calcext:value-type="float">
            <text:p>537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68" calcext:value-type="float">
            <text:p>6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248" calcext:value-type="float">
            <text:p>6,248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35" calcext:value-type="float">
            <text:p>3,135</text:p>
          </table:table-cell>
          <table:table-cell table:style-name="ce41" office:value-type="float" office:value="2567" calcext:value-type="float">
            <text:p>2,567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509" calcext:value-type="float">
            <text:p>6,509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62" calcext:value-type="float">
            <text:p>3,462</text:p>
          </table:table-cell>
          <table:table-cell table:style-name="ce41" office:value-type="float" office:value="2567" calcext:value-type="float">
            <text:p>2,567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-261" calcext:value-type="float">
            <text:p><text:s text:c="7"/>－261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797" calcext:value-type="float">
            <text:p>2,797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3" calcext:value-type="float">
            <text:p>1,443</text:p>
          </table:table-cell>
          <table:table-cell table:style-name="ce42" office:value-type="float" office:value="1161" calcext:value-type="float">
            <text:p>1,16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31" calcext:value-type="float">
            <text:p>2,931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4" calcext:value-type="float">
            <text:p>1,544</text:p>
          </table:table-cell>
          <table:table-cell table:style-name="ce42" office:value-type="float" office:value="1161" calcext:value-type="float">
            <text:p>1,16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-134" calcext:value-type="float">
            <text:p><text:s text:c="7"/>－13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451" calcext:value-type="float">
            <text:p>3,451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92" calcext:value-type="float">
            <text:p>1,692</text:p>
          </table:table-cell>
          <table:table-cell table:style-name="ce43" office:value-type="float" office:value="1406" calcext:value-type="float">
            <text:p>1,406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578" calcext:value-type="float">
            <text:p>3,578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18" calcext:value-type="float">
            <text:p>1,918</text:p>
          </table:table-cell>
          <table:table-cell table:style-name="ce43" office:value-type="float" office:value="1406" calcext:value-type="float">
            <text:p>1,406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-127" calcext:value-type="float">
            <text:p><text:s text:c="7"/>－127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402" calcext:value-type="float">
            <text:p>4,402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9" calcext:value-type="float">
            <text:p>1,429</text:p>
          </table:table-cell>
          <table:table-cell table:style-name="ce41" office:value-type="float" office:value="2599" calcext:value-type="float">
            <text:p>2,599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42" calcext:value-type="float">
            <text:p>4,942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01" calcext:value-type="float">
            <text:p>2,001</text:p>
          </table:table-cell>
          <table:table-cell table:style-name="ce41" office:value-type="float" office:value="2599" calcext:value-type="float">
            <text:p>2,59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office:value-type="float" office:value="-540" calcext:value-type="float">
            <text:p><text:s text:c="7"/>－540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899" calcext:value-type="float">
            <text:p>1,899</text:p>
          </table:table-cell>
          <table:table-cell table:number-columns-repeated="2" table:style-name="ce42" office:value-type="float" office:value="41" calcext:value-type="float">
            <text:p>4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6" calcext:value-type="float">
            <text:p>606</text:p>
          </table:table-cell>
          <table:table-cell table:style-name="ce42" office:value-type="float" office:value="1169" calcext:value-type="float">
            <text:p>1,16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11" calcext:value-type="float">
            <text:p>2,211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5" calcext:value-type="float">
            <text:p>875</text:p>
          </table:table-cell>
          <table:table-cell table:style-name="ce42" office:value-type="float" office:value="1169" calcext:value-type="float">
            <text:p>1,16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office:value-type="float" office:value="-312" calcext:value-type="float">
            <text:p><text:s text:c="7"/>－312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03" calcext:value-type="float">
            <text:p>2,50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3" calcext:value-type="float">
            <text:p>823</text:p>
          </table:table-cell>
          <table:table-cell table:style-name="ce43" office:value-type="float" office:value="1430" calcext:value-type="float">
            <text:p>1,430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31" calcext:value-type="float">
            <text:p>2,731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6" calcext:value-type="float">
            <text:p>1,126</text:p>
          </table:table-cell>
          <table:table-cell table:style-name="ce43" office:value-type="float" office:value="1430" calcext:value-type="float">
            <text:p>1,43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-228" calcext:value-type="float">
            <text:p><text:s text:c="7"/>－22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72" calcext:value-type="float">
            <text:p>1,87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7" calcext:value-type="float">
            <text:p>1,057</text:p>
          </table:table-cell>
          <table:table-cell table:style-name="ce41" office:value-type="float" office:value="596" calcext:value-type="float">
            <text:p>59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47" calcext:value-type="float">
            <text:p>1,947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0" calcext:value-type="float">
            <text:p>1,170</text:p>
          </table:table-cell>
          <table:table-cell table:style-name="ce41" office:value-type="float" office:value="596" calcext:value-type="float">
            <text:p>59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-75" calcext:value-type="float">
            <text:p><text:s text:c="7"/>－75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12" calcext:value-type="float">
            <text:p>81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3" calcext:value-type="float">
            <text:p>473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3" calcext:value-type="float">
            <text:p>89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-81" calcext:value-type="float">
            <text:p><text:s text:c="7"/>－81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60" calcext:value-type="float">
            <text:p>1,06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84" calcext:value-type="float">
            <text:p>584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4" calcext:value-type="float">
            <text:p>1,05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0" calcext:value-type="float">
            <text:p>650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6" calcext:value-type="float">
            <text:p>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39" calcext:value-type="float">
            <text:p>2,639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64" calcext:value-type="float">
            <text:p>6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46" calcext:value-type="float">
            <text:p>1,346</text:p>
          </table:table-cell>
          <table:table-cell table:style-name="ce41" office:value-type="float" office:value="995" calcext:value-type="float">
            <text:p>995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64" calcext:value-type="float">
            <text:p>2,864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96" calcext:value-type="float">
            <text:p>1,596</text:p>
          </table:table-cell>
          <table:table-cell table:style-name="ce41" office:value-type="float" office:value="995" calcext:value-type="float">
            <text:p>99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-225" calcext:value-type="float">
            <text:p><text:s text:c="7"/>－225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77" calcext:value-type="float">
            <text:p>1,07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1" calcext:value-type="float">
            <text:p>1,29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-214" calcext:value-type="float">
            <text:p><text:s text:c="7"/>－21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62" calcext:value-type="float">
            <text:p>1,56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58" calcext:value-type="float">
            <text:p>758</text:p>
          </table:table-cell>
          <table:table-cell table:style-name="ce43" office:value-type="float" office:value="597" calcext:value-type="float">
            <text:p>597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3" calcext:value-type="float">
            <text:p>1,57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7" calcext:value-type="float">
            <text:p>837</text:p>
          </table:table-cell>
          <table:table-cell table:style-name="ce43" office:value-type="float" office:value="598" calcext:value-type="float">
            <text:p>59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-11" calcext:value-type="float">
            <text:p><text:s text:c="7"/>－11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31" calcext:value-type="float">
            <text:p>2,23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576" calcext:value-type="float">
            <text:p>2,57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7" calcext:value-type="float">
            <text:p>1,677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-345" calcext:value-type="float">
            <text:p><text:s text:c="7"/>－345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78" calcext:value-type="float">
            <text:p>97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9" calcext:value-type="float">
            <text:p>1,15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2" calcext:value-type="float">
            <text:p>732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-181" calcext:value-type="float">
            <text:p><text:s text:c="7"/>－181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53" calcext:value-type="float">
            <text:p>1,25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8" calcext:value-type="float">
            <text:p>688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417" calcext:value-type="float">
            <text:p>1,417</text:p>
          </table:table-cell>
          <table:table-cell table:number-columns-repeated="2" table:style-name="ce43" office:value-type="float" office:value="24" calcext:value-type="float">
            <text:p>24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5" calcext:value-type="float">
            <text:p>945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-164" calcext:value-type="float">
            <text:p><text:s text:c="7"/>－164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4679" calcext:value-type="float">
            <text:p>4,679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45" calcext:value-type="float">
            <text:p>2,145</text:p>
          </table:table-cell>
          <table:table-cell table:style-name="ce41" office:value-type="float" office:value="1993" calcext:value-type="float">
            <text:p>1,993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64" calcext:value-type="float">
            <text:p>4,864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20" calcext:value-type="float">
            <text:p>2,420</text:p>
          </table:table-cell>
          <table:table-cell table:style-name="ce41" office:value-type="float" office:value="1993" calcext:value-type="float">
            <text:p>1,993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-185" calcext:value-type="float">
            <text:p><text:s text:c="7"/>－185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087" calcext:value-type="float">
            <text:p>2,08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8" calcext:value-type="float">
            <text:p>978</text:p>
          </table:table-cell>
          <table:table-cell table:style-name="ce42" office:value-type="float" office:value="903" calcext:value-type="float">
            <text:p>90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04" calcext:value-type="float">
            <text:p>2,204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4" calcext:value-type="float">
            <text:p>1,094</text:p>
          </table:table-cell>
          <table:table-cell table:style-name="ce42" office:value-type="float" office:value="903" calcext:value-type="float">
            <text:p>90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-117" calcext:value-type="float">
            <text:p><text:s text:c="7"/>－117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592" calcext:value-type="float">
            <text:p>2,59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7" calcext:value-type="float">
            <text:p>1,167</text:p>
          </table:table-cell>
          <table:table-cell table:style-name="ce43" office:value-type="float" office:value="1090" calcext:value-type="float">
            <text:p>1,090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60" calcext:value-type="float">
            <text:p>2,660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6" calcext:value-type="float">
            <text:p>1,326</text:p>
          </table:table-cell>
          <table:table-cell table:style-name="ce43" office:value-type="float" office:value="1090" calcext:value-type="float">
            <text:p>1,090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-68" calcext:value-type="float">
            <text:p><text:s text:c="7"/>－68</text:p>
          </table:table-cell>
          <table:table-cell table:style-name="ce76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122" calcext:value-type="float">
            <text:p>5,122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704" calcext:value-type="float">
            <text:p>1,7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72" calcext:value-type="float">
            <text:p>1,372</text:p>
          </table:table-cell>
          <table:table-cell table:style-name="ce41" office:value-type="float" office:value="1678" calcext:value-type="float">
            <text:p>1,678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90" calcext:value-type="float">
            <text:p>5,590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852" calcext:value-type="float">
            <text:p>1,8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7" calcext:value-type="float">
            <text:p>1,687</text:p>
          </table:table-cell>
          <table:table-cell table:style-name="ce41" office:value-type="float" office:value="1678" calcext:value-type="float">
            <text:p>1,67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office:value-type="float" office:value="-468" calcext:value-type="float">
            <text:p><text:s text:c="7"/>－468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270" calcext:value-type="float">
            <text:p>2,27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4" calcext:value-type="float">
            <text:p>634</text:p>
          </table:table-cell>
          <table:table-cell table:style-name="ce42" office:value-type="float" office:value="772" calcext:value-type="float">
            <text:p>77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15" calcext:value-type="float">
            <text:p>2,515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806" calcext:value-type="float">
            <text:p>80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0" calcext:value-type="float">
            <text:p>770</text:p>
          </table:table-cell>
          <table:table-cell table:style-name="ce42" office:value-type="float" office:value="772" calcext:value-type="float">
            <text:p>77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office:value-type="float" office:value="-245" calcext:value-type="float">
            <text:p><text:s text:c="7"/>－245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852" calcext:value-type="float">
            <text:p>2,852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950" calcext:value-type="float">
            <text:p>95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38" calcext:value-type="float">
            <text:p>738</text:p>
          </table:table-cell>
          <table:table-cell table:style-name="ce43" office:value-type="float" office:value="906" calcext:value-type="float">
            <text:p>906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75" calcext:value-type="float">
            <text:p>3,075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046" calcext:value-type="float">
            <text:p>1,0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906" calcext:value-type="float">
            <text:p>90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-223" calcext:value-type="float">
            <text:p><text:s text:c="7"/>－22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292" calcext:value-type="float">
            <text:p>3,292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8" calcext:value-type="float">
            <text:p>958</text:p>
          </table:table-cell>
          <table:table-cell table:style-name="ce41" office:value-type="float" office:value="1669" calcext:value-type="float">
            <text:p>1,669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35" calcext:value-type="float">
            <text:p>3,735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525" calcext:value-type="float">
            <text:p>5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1669" calcext:value-type="float">
            <text:p>1,66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office:value-type="float" office:value="-443" calcext:value-type="float">
            <text:p><text:s text:c="7"/>－44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86" calcext:value-type="float">
            <text:p>1,486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766" calcext:value-type="float">
            <text:p>76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7" calcext:value-type="float">
            <text:p>1,69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6" calcext:value-type="float">
            <text:p>576</text:p>
          </table:table-cell>
          <table:table-cell table:style-name="ce42" office:value-type="float" office:value="766" calcext:value-type="float">
            <text:p>76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office:value-type="float" office:value="-211" calcext:value-type="float">
            <text:p><text:s text:c="7"/>－21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06" calcext:value-type="float">
            <text:p>1,806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83" calcext:value-type="float">
            <text:p>18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16" calcext:value-type="float">
            <text:p>516</text:p>
          </table:table-cell>
          <table:table-cell table:style-name="ce43" office:value-type="float" office:value="903" calcext:value-type="float">
            <text:p>903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8" calcext:value-type="float">
            <text:p>2,038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86" calcext:value-type="float">
            <text:p>28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5" calcext:value-type="float">
            <text:p>725</text:p>
          </table:table-cell>
          <table:table-cell table:style-name="ce43" office:value-type="float" office:value="903" calcext:value-type="float">
            <text:p>90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-232" calcext:value-type="float">
            <text:p><text:s text:c="7"/>－232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4" calcext:value-type="float">
            <text:p>604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6" calcext:value-type="float">
            <text:p>99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8" calcext:value-type="float">
            <text:p>5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04" calcext:value-type="float">
            <text:p>504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99" calcext:value-type="float">
            <text:p>99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06" calcext:value-type="float">
            <text:p>50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41" calcext:value-type="float">
            <text:p>4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89" calcext:value-type="float">
            <text:p>58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1" calcext:value-type="float">
            <text:p>53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201" calcext:value-type="float">
            <text:p>20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58" calcext:value-type="float">
            <text:p>58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39" calcext:value-type="float">
            <text:p>1,73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3" calcext:value-type="float">
            <text:p>563</text:p>
          </table:table-cell>
          <table:table-cell table:style-name="ce41" office:value-type="float" office:value="994" calcext:value-type="float">
            <text:p>99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07" calcext:value-type="float">
            <text:p>1,80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7" calcext:value-type="float">
            <text:p>647</text:p>
          </table:table-cell>
          <table:table-cell table:style-name="ce41" office:value-type="float" office:value="994" calcext:value-type="float">
            <text:p>99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office:value-type="float" office:value="-68" calcext:value-type="float">
            <text:p><text:s text:c="7"/>－68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19" calcext:value-type="float">
            <text:p>81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1" calcext:value-type="float">
            <text:p>87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office:value-type="float" office:value="-52" calcext:value-type="float">
            <text:p><text:s text:c="7"/>－52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20" calcext:value-type="float">
            <text:p>9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517" calcext:value-type="float">
            <text:p>51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6" calcext:value-type="float">
            <text:p>93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517" calcext:value-type="float">
            <text:p>51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-16" calcext:value-type="float">
            <text:p><text:s text:c="7"/>－1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27" calcext:value-type="float">
            <text:p>62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38" calcext:value-type="float">
            <text:p>13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252" calcext:value-type="float">
            <text:p>252</text:p>
          </table:table-cell>
          <table:table-cell table:style-name="ce76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9" calcext:value-type="float">
            <text:p>6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90" calcext:value-type="float">
            <text:p>9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134" calcext:value-type="float">
            <text:p>134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9" calcext:value-type="float">
            <text:p>6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8" calcext:value-type="float">
            <text:p>18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118" calcext:value-type="float">
            <text:p>118</text:p>
          </table:table-cell>
          <table:table-cell table:style-name="ce76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998" calcext:value-type="float">
            <text:p>1,99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8" calcext:value-type="float">
            <text:p>658</text:p>
          </table:table-cell>
          <table:table-cell table:style-name="ce41" office:value-type="float" office:value="965" calcext:value-type="float">
            <text:p>965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78" calcext:value-type="float">
            <text:p>2,078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8" calcext:value-type="float">
            <text:p>698</text:p>
          </table:table-cell>
          <table:table-cell table:style-name="ce41" office:value-type="float" office:value="965" calcext:value-type="float">
            <text:p>965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71" office:value-type="float" office:value="-80" calcext:value-type="float">
            <text:p><text:s text:c="7"/>－80</text:p>
          </table:table-cell>
          <table:table-cell table:style-name="ce76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95" calcext:value-type="float">
            <text:p>89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4" calcext:value-type="float">
            <text:p>964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5" calcext:value-type="float">
            <text:p>5</text:p>
          </table:table-cell>
          <table:table-cell table:style-name="ce72" office:value-type="float" office:value="-69" calcext:value-type="float">
            <text:p><text:s text:c="7"/>－69</text:p>
          </table:table-cell>
          <table:table-cell table:style-name="ce76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103" calcext:value-type="float">
            <text:p>1,10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4" calcext:value-type="float">
            <text:p>1,114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5" calcext:value-type="float">
            <text:p>375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-11" calcext:value-type="float">
            <text:p><text:s text:c="7"/>－11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535" calcext:value-type="float">
            <text:p>2,535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14" calcext:value-type="float">
            <text:p>1,314</text:p>
          </table:table-cell>
          <table:table-cell table:style-name="ce41" office:value-type="float" office:value="915" calcext:value-type="float">
            <text:p>915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75" calcext:value-type="float">
            <text:p>2,075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915" calcext:value-type="float">
            <text:p>91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460" calcext:value-type="float">
            <text:p>46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41" calcext:value-type="float">
            <text:p>1,14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9" calcext:value-type="float">
            <text:p>609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0" calcext:value-type="float">
            <text:p>940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1" calcext:value-type="float">
            <text:p>421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201" calcext:value-type="float">
            <text:p>20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94" calcext:value-type="float">
            <text:p>1,39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5" calcext:value-type="float">
            <text:p>705</text:p>
          </table:table-cell>
          <table:table-cell table:style-name="ce43" office:value-type="float" office:value="514" calcext:value-type="float">
            <text:p>514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5" calcext:value-type="float">
            <text:p>1,13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6" calcext:value-type="float">
            <text:p>486</text:p>
          </table:table-cell>
          <table:table-cell table:style-name="ce43" office:value-type="float" office:value="514" calcext:value-type="float">
            <text:p>51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259" calcext:value-type="float">
            <text:p>259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153" calcext:value-type="float">
            <text:p>7,153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32" calcext:value-type="float">
            <text:p>3,632</text:p>
          </table:table-cell>
          <table:table-cell table:style-name="ce41" office:value-type="float" office:value="2822" calcext:value-type="float">
            <text:p>2,822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98" calcext:value-type="float">
            <text:p>6,498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03" calcext:value-type="float">
            <text:p>3,003</text:p>
          </table:table-cell>
          <table:table-cell table:style-name="ce41" office:value-type="float" office:value="2822" calcext:value-type="float">
            <text:p>2,82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7" calcext:value-type="float">
            <text:p>7</text:p>
          </table:table-cell>
          <table:table-cell table:style-name="ce71" office:value-type="float" office:value="655" calcext:value-type="float">
            <text:p>65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234" calcext:value-type="float">
            <text:p>3,234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9" calcext:value-type="float">
            <text:p>1,629</text:p>
          </table:table-cell>
          <table:table-cell table:style-name="ce42" office:value-type="float" office:value="1306" calcext:value-type="float">
            <text:p>1,30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97" calcext:value-type="float">
            <text:p>2,997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70" calcext:value-type="float">
            <text:p>1,370</text:p>
          </table:table-cell>
          <table:table-cell table:style-name="ce42" office:value-type="float" office:value="1306" calcext:value-type="float">
            <text:p>1,30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6" calcext:value-type="float">
            <text:p>6</text:p>
          </table:table-cell>
          <table:table-cell table:style-name="ce72" office:value-type="float" office:value="237" calcext:value-type="float">
            <text:p>237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919" calcext:value-type="float">
            <text:p>3,919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03" calcext:value-type="float">
            <text:p>2,003</text:p>
          </table:table-cell>
          <table:table-cell table:style-name="ce43" office:value-type="float" office:value="1516" calcext:value-type="float">
            <text:p>1,516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01" calcext:value-type="float">
            <text:p>3,501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33" calcext:value-type="float">
            <text:p>1,633</text:p>
          </table:table-cell>
          <table:table-cell table:style-name="ce43" office:value-type="float" office:value="1516" calcext:value-type="float">
            <text:p>1,51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418" calcext:value-type="float">
            <text:p>418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02" calcext:value-type="float">
            <text:p>1,60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8" calcext:value-type="float">
            <text:p>998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50" calcext:value-type="float">
            <text:p>1,45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9" calcext:value-type="float">
            <text:p>859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152" calcext:value-type="float">
            <text:p>152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92" calcext:value-type="float">
            <text:p>69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9" calcext:value-type="float">
            <text:p>67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13" calcext:value-type="float">
            <text:p>13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10" calcext:value-type="float">
            <text:p>9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88" calcext:value-type="float">
            <text:p>588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1" calcext:value-type="float">
            <text:p>77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139" calcext:value-type="float">
            <text:p>139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288" calcext:value-type="float">
            <text:p>4,288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20" calcext:value-type="float">
            <text:p>1,920</text:p>
          </table:table-cell>
          <table:table-cell table:style-name="ce41" office:value-type="float" office:value="1918" calcext:value-type="float">
            <text:p>1,91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06" calcext:value-type="float">
            <text:p>4,106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82" calcext:value-type="float">
            <text:p>1,782</text:p>
          </table:table-cell>
          <table:table-cell table:style-name="ce41" office:value-type="float" office:value="1918" calcext:value-type="float">
            <text:p>1,91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office:value-type="float" office:value="182" calcext:value-type="float">
            <text:p>182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913" calcext:value-type="float">
            <text:p>1,91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1" calcext:value-type="float">
            <text:p>881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46" calcext:value-type="float">
            <text:p>1,84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3" calcext:value-type="float">
            <text:p>813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office:value-type="float" office:value="67" calcext:value-type="float">
            <text:p>67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375" calcext:value-type="float">
            <text:p>2,375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9" calcext:value-type="float">
            <text:p>1,039</text:p>
          </table:table-cell>
          <table:table-cell table:style-name="ce43" office:value-type="float" office:value="1064" calcext:value-type="float">
            <text:p>1,064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60" calcext:value-type="float">
            <text:p>2,260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9" calcext:value-type="float">
            <text:p>969</text:p>
          </table:table-cell>
          <table:table-cell table:style-name="ce43" office:value-type="float" office:value="1064" calcext:value-type="float">
            <text:p>1,06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115" calcext:value-type="float">
            <text:p>115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3990" calcext:value-type="float">
            <text:p>13,990</text:p>
          </table:table-cell>
          <table:table-cell table:style-name="ce38" office:value-type="float" office:value="1649" calcext:value-type="float">
            <text:p>1,64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6298" calcext:value-type="float">
            <text:p>6,298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420" calcext:value-type="float">
            <text:p>5,420</text:p>
          </table:table-cell>
          <table:table-cell table:style-name="ce38" office:value-type="float" office:value="389" calcext:value-type="float">
            <text:p>38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224" calcext:value-type="float">
            <text:p>15,224</text:p>
          </table:table-cell>
          <table:table-cell table:style-name="ce38" office:value-type="float" office:value="2201" calcext:value-type="float">
            <text:p>2,20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7347" calcext:value-type="float">
            <text:p>7,347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420" calcext:value-type="float">
            <text:p>5,420</text:p>
          </table:table-cell>
          <table:table-cell table:style-name="ce38" office:value-type="float" office:value="17" calcext:value-type="float">
            <text:p>17</text:p>
          </table:table-cell>
          <table:table-cell table:style-name="ce55" office:value-type="float" office:value="2" calcext:value-type="float">
            <text:p>2</text:p>
          </table:table-cell>
          <table:table-cell table:style-name="ce68" office:value-type="float" office:value="-1234" calcext:value-type="float">
            <text:p><text:s text:c="7"/>－1,234</text:p>
          </table:table-cell>
          <table:table-cell table:style-name="ce76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6432" calcext:value-type="float">
            <text:p>6,432</text:p>
          </table:table-cell>
          <table:table-cell table:style-name="ce39" office:value-type="float" office:value="770" calcext:value-type="float">
            <text:p>77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2914" calcext:value-type="float">
            <text:p>2,914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08" calcext:value-type="float">
            <text:p>2,508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108" calcext:value-type="float">
            <text:p>7,108</text:p>
          </table:table-cell>
          <table:table-cell table:style-name="ce39" office:value-type="float" office:value="962" calcext:value-type="float">
            <text:p>9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3509" calcext:value-type="float">
            <text:p>3,509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08" calcext:value-type="float">
            <text:p>2,508</text:p>
          </table:table-cell>
          <table:table-cell table:style-name="ce39" office:value-type="float" office:value="10" calcext:value-type="float">
            <text:p>10</text:p>
          </table:table-cell>
          <table:table-cell table:style-name="ce56" office:value-type="float" office:value="0" calcext:value-type="float">
            <text:p>-</text:p>
          </table:table-cell>
          <table:table-cell table:style-name="ce69" office:value-type="float" office:value="-676" calcext:value-type="float">
            <text:p><text:s text:c="7"/>－676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7558" calcext:value-type="float">
            <text:p>7,558</text:p>
          </table:table-cell>
          <table:table-cell table:style-name="ce40" office:value-type="float" office:value="879" calcext:value-type="float">
            <text:p>87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3384" calcext:value-type="float">
            <text:p>3,384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12" calcext:value-type="float">
            <text:p>2,912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116" calcext:value-type="float">
            <text:p>8,116</text:p>
          </table:table-cell>
          <table:table-cell table:style-name="ce40" office:value-type="float" office:value="1239" calcext:value-type="float">
            <text:p>1,2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3838" calcext:value-type="float">
            <text:p>3,838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12" calcext:value-type="float">
            <text:p>2,912</text:p>
          </table:table-cell>
          <table:table-cell table:style-name="ce40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70" office:value-type="float" office:value="-558" calcext:value-type="float">
            <text:p><text:s text:c="7"/>－558</text:p>
          </table:table-cell>
          <table:table-cell table:style-name="ce76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8332" calcext:value-type="float">
            <text:p>8,332</text:p>
          </table:table-cell>
          <table:table-cell table:style-name="ce38" office:value-type="float" office:value="356" calcext:value-type="float">
            <text:p>356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71" calcext:value-type="float">
            <text:p>3,671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57" calcext:value-type="float">
            <text:p>3,957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305" calcext:value-type="float">
            <text:p>8,305</text:p>
          </table:table-cell>
          <table:table-cell table:style-name="ce38" office:value-type="float" office:value="441" calcext:value-type="float">
            <text:p>441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56" calcext:value-type="float">
            <text:p>3,656</text:p>
          </table:table-cell>
          <table:table-cell table:style-name="ce38" office:value-type="float" office:value="47" calcext:value-type="float">
            <text:p>4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57" calcext:value-type="float">
            <text:p>3,957</text:p>
          </table:table-cell>
          <table:table-cell table:style-name="ce38" office:value-type="float" office:value="1" calcext:value-type="float">
            <text:p>1</text:p>
          </table:table-cell>
          <table:table-cell table:style-name="ce55" office:value-type="float" office:value="0" calcext:value-type="float">
            <text:p>-</text:p>
          </table:table-cell>
          <table:table-cell table:style-name="ce68" office:value-type="float" office:value="27" calcext:value-type="float">
            <text:p>27</text:p>
          </table:table-cell>
          <table:table-cell table:style-name="ce76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769" calcext:value-type="float">
            <text:p>3,769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45" calcext:value-type="float">
            <text:p>1,645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837" calcext:value-type="float">
            <text:p>1,83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881" calcext:value-type="float">
            <text:p>3,881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97" calcext:value-type="float">
            <text:p>1,697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837" calcext:value-type="float">
            <text:p>1,837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0" calcext:value-type="float">
            <text:p>-</text:p>
          </table:table-cell>
          <table:table-cell table:style-name="ce69" office:value-type="float" office:value="-112" calcext:value-type="float">
            <text:p><text:s text:c="7"/>－112</text:p>
          </table:table-cell>
          <table:table-cell table:style-name="ce76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4563" calcext:value-type="float">
            <text:p>4,563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26" calcext:value-type="float">
            <text:p>2,02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120" calcext:value-type="float">
            <text:p>2,120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424" calcext:value-type="float">
            <text:p>4,424</text:p>
          </table:table-cell>
          <table:table-cell table:style-name="ce40" office:value-type="float" office:value="217" calcext:value-type="float">
            <text:p>217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59" calcext:value-type="float">
            <text:p>1,959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120" calcext:value-type="float">
            <text:p>2,120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office:value-type="float" office:value="139" calcext:value-type="float">
            <text:p>139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065" calcext:value-type="float">
            <text:p>1,06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746" calcext:value-type="float">
            <text:p>74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53" calcext:value-type="float">
            <text:p>45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20" calcext:value-type="float">
            <text:p>22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office:value-type="float" office:value="612" calcext:value-type="float">
            <text:p>612</text:p>
          </table:table-cell>
          <table:table-cell table:style-name="ce76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35" calcext:value-type="float">
            <text:p>53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54" calcext:value-type="float">
            <text:p>35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5" calcext:value-type="float">
            <text:p>29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6" calcext:value-type="float">
            <text:p>15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office:value-type="float" office:value="240" calcext:value-type="float">
            <text:p>240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530" calcext:value-type="float">
            <text:p>53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92" calcext:value-type="float">
            <text:p>392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office:value-type="float" office:value="372" calcext:value-type="float">
            <text:p>372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03" calcext:value-type="float">
            <text:p>1,00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708" calcext:value-type="float">
            <text:p>70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57" calcext:value-type="float">
            <text:p>15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632" calcext:value-type="float">
            <text:p>632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27" calcext:value-type="float">
            <text:p>32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5" calcext:value-type="float">
            <text:p>9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8" calcext:value-type="float">
            <text:p>10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258" calcext:value-type="float">
            <text:p>25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15" calcext:value-type="float">
            <text:p>51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81" calcext:value-type="float">
            <text:p>38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9" calcext:value-type="float">
            <text:p>4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374" calcext:value-type="float">
            <text:p>37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63" calcext:value-type="float">
            <text:p>6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office:value-type="float" office:value="-20" calcext:value-type="float">
            <text:p><text:s text:c="7"/>－2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office:value-type="float" office:value="-18" calcext:value-type="float">
            <text:p><text:s text:c="7"/>－1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office:value-type="float" office:value="-2" calcext:value-type="float">
            <text:p><text:s text:c="7"/>－2</text:p>
          </table:table-cell>
          <table:table-cell table:style-name="ce76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2" office:value-type="string" calcext:value-type="string" table:number-columns-spanned="4" table:number-rows-spanned="1">
            <text:p>  內<text:span text:style-name="T1">政部戶政司 民國98年4月7日編製</text:span></text:p>
          </table:table-cell>
          <table:covered-table-cell table:number-columns-repeated="3" table:style-name="ce53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4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5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range table:name="Excel_BuiltIn_Print_Area" table:base-cell-address="$遷徙.$A$1" table:cell-range-address="#REF!" table:range-usable-as="print-range"/>
        <table:named-range table:name="PRINT_AREA_MI" table:base-cell-address="$遷徙.$A$1" table:cell-range-address="#REF!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fill-character> </loext:fill-character>
      <number:number number:decimal-places="0" loext:min-decimal-places="0" number:min-integer-digits="1" number:grouping="true"/>
    </number:number-style>
    <number:number-style style:name="N158">
      <number:text>-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3-09-26T10:10:03</meta:creation-date>
    <dc:creator>user</dc:creator>
    <dc:date>2009-04-07T10:53:36</dc:date>
    <meta:print-date>2007-12-17T15:50:58</meta:print-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